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float" office:value="22" table:style-name="ce10">
            <text:p>2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432" table:style-name="ce10">
            <text:p>43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float" office:value="22" table:style-name="ce10">
            <text:p>2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437" table:style-name="ce10">
            <text:p>43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float" office:value="441" table:style-name="ce10">
            <text:p>44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63" table:style-name="ce10">
            <text:p>6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47" table:style-name="ce10">
            <text:p>4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46" table:style-name="ce10">
            <text:p>4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0">
            <text:p>did not includ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float" office:value="24" table:style-name="ce10">
            <text:p>24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float" office:value="26" table:style-name="ce10">
            <text:p>2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float" office:value="26" table:style-name="ce10">
            <text:p>2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0">
            <text:p>did not includ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did not includ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32" table:style-name="ce10">
            <text:p>3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44, 19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float" office:value="439" table:style-name="ce10">
            <text:p>439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float" office:value="198" table:style-name="ce10">
            <text:p>19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float" office:value="72" table:style-name="ce10">
            <text:p>7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did not include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RCC RCCD</meta:initial-creator>
    <dc:creator>Zachary Romero</dc:creator>
    <meta:creation-date>2018-04-17T08:30:24Z</meta:creation-date>
    <dc:date>2020-10-25T10:24:22Z</dc:date>
    <meta:editing-cycles>13</meta:editing-cycles>
    <meta:editing-duration>PT2003S</meta:editing-duration>
  </office:meta>
</office:document-meta>
</file>